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b636d8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36bc84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6332fd" style:parent-style-name="Normal">
      <style:text-properties fo:font-size="11.0pt" style:font-name-asian="Cambria" style:font-size-asian="11.0pt"/>
    </style:style>
    <style:style style:family="table-cell" style:name="a51678d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39a41" style:parent-style-name="Normal">
      <style:text-properties fo:font-size="11.0pt" style:font-name-asian="Cambria" style:font-size-asian="11.0pt"/>
    </style:style>
    <style:style style:family="table-cell" style:name="a11143a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9d3722" style:parent-style-name="Normal">
      <style:text-properties fo:font-size="11.0pt" style:font-name-asian="Cambria" style:font-size-asian="11.0pt"/>
    </style:style>
    <style:style style:family="table-cell" style:name="a9b14f8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07e5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6753dc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82d154" style:parent-style-name="Normal">
      <style:text-properties fo:country="DE" fo:font-size="11.0pt" fo:language="de" style:font-name-asian="Cambria" style:font-size-asian="11.0pt"/>
    </style:style>
    <style:style style:family="table-cell" style:name="a3c5ba2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90e64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b03f2c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16319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293e2e" style:parent-style-name="Normal">
      <style:text-properties fo:country="DE" fo:font-size="11.0pt" fo:language="de" style:font-name-asian="Cambria" style:font-size-asian="11.0pt"/>
    </style:style>
    <style:style style:family="table-cell" style:name="a35462e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83b2e5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4ad49a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292e1b" style:parent-style-name="Normal">
      <style:text-properties fo:country="DE" fo:font-size="11.0pt" fo:language="de" style:font-name-asian="Cambria" style:font-size-asian="11.0pt"/>
    </style:style>
    <style:style style:family="paragraph" style:name="acfabd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63ebd1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4288c2" style:parent-style-name="Normal">
      <style:text-properties fo:country="DE" fo:font-size="11.0pt" fo:language="de" style:font-name-asian="Cambria" style:font-size-asian="11.0pt"/>
    </style:style>
    <style:style style:family="table-cell" style:name="a9b3c4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fc9407">
      <style:table-row-properties style:row-height="25.01mm"/>
    </style:style>
    <style:style style:family="paragraph" style:name="a5e5a3b" style:parent-style-name="Normal">
      <style:text-properties fo:country="DE" fo:font-size="11.0pt" fo:language="de" style:font-name-asian="Cambria" style:font-size-asian="11.0pt"/>
    </style:style>
    <style:style style:family="table-cell" style:name="ac7d129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4b0b7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bbe243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62079c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2ef7d4" style:parent-style-name="Normal">
      <style:text-properties fo:font-size="11.0pt" style:font-name-asian="Cambria" style:font-size-asian="11.0pt"/>
    </style:style>
    <style:style style:family="table-cell" style:name="a43afc9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65b20a">
      <style:table-row-properties style:row-height="40.01mm"/>
    </style:style>
    <style:style style:family="table-column" style:name="a46d4b1">
      <style:table-column-properties style:rel-column-width="25*"/>
    </style:style>
    <style:style style:family="table" style:name="a4534bf">
      <style:table-properties fo:margin-left="0.0mm" style:width="16.249cm" table:align="left"/>
    </style:style>
    <style:style style:family="paragraph" style:name="a48d295" style:parent-style-name="Heading_20_2">
      <style:paragraph-properties fo:break-before="page"/>
    </style:style>
    <style:style style:family="table-column" style:name="a9c9066">
      <style:table-column-properties style:column-width="32.5mm"/>
    </style:style>
    <style:style style:family="table" style:name="afe9fb4">
      <style:table-properties fo:margin-left="0.0mm" style:rel-width="100%" style:width="16.249cm" table:align="left"/>
    </style:style>
    <style:style style:family="table-column" style:name="a382126">
      <style:table-column-properties style:column-width="32.5mm"/>
    </style:style>
  </office:automatic-styles>
  <office:body>
    <office:text>
      <text:h text:outline-level="2" text:style-name="a48d295">Funny Table</text:h>
      <text:p text:style-name="Normal"/>
      <table:table table:style-name="afe9fb4">
        <table:table-column table:number-columns-repeated="5" table:style-name="a382126"/>
        <table:table-row table:style-name="a65b20a">
          <table:table-cell table:number-columns-spanned="2" table:style-name="a43afc9">
            <text:p text:style-name="a2ef7d4">A big cell with thick border</text:p>
          </table:table-cell>
          <table:table-cell table:style-name="a43afc9"/>
          <table:table-cell table:style-name="a62079c">
            <text:p text:style-name="abbe243">Para1</text:p>
            <text:p text:style-name="a54b0b7">Para2</text:p>
          </table:table-cell>
          <table:table-cell table:style-name="ac7d129">
            <text:p text:style-name="a5e5a3b">Hello world!</text:p>
          </table:table-cell>
        </table:table-row>
        <table:table-row table:style-name="afc9407">
          <table:table-cell table:style-name="a9b3c45">
            <text:p text:style-name="a4288c2"/>
          </table:table-cell>
          <table:table-cell table:style-name="a9b3c45"/>
          <table:table-cell table:number-columns-spanned="2" table:style-name="a63ebd1">
            <text:p text:style-name="acfabdf">Cell background is green.</text:p>
            <text:p text:style-name="a292e1b"/>
          </table:table-cell>
          <table:table-cell table:style-name="a4ad49a">
            <text:p text:style-name="a83b2e5"/>
          </table:table-cell>
        </table:table-row>
        <table:table-row>
          <table:table-cell table:style-name="a35462e">
            <text:p text:style-name="a293e2e"/>
          </table:table-cell>
          <table:table-cell table:style-name="a35462e"/>
          <table:table-cell table:style-name="a416319">
            <text:p text:style-name="ab03f2c">Thick red border</text:p>
            <text:p text:style-name="a90e647"/>
          </table:table-cell>
          <table:table-cell table:style-name="a3c5ba2">
            <text:p text:style-name="a82d154"/>
          </table:table-cell>
          <table:table-cell table:style-name="a6753dc">
            <text:p text:style-name="ab07e5f"/>
          </table:table-cell>
        </table:table-row>
        <table:table-row>
          <table:table-cell table:style-name="a9b14f8">
            <text:p text:style-name="a9d3722">Thick border at bottom of 3 cells</text:p>
          </table:table-cell>
          <table:table-cell table:style-name="a9b14f8"/>
          <table:table-cell table:style-name="a11143a">
            <text:p text:style-name="a039a41"/>
          </table:table-cell>
          <table:table-cell table:style-name="a51678d">
            <text:p text:style-name="a6332fd"/>
          </table:table-cell>
          <table:table-cell table:style-name="a36bc84">
            <text:p text:style-name="ab636d8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0</dc:date>
    <meta:editing-cycles>2</meta:editing-cycles>
    <meta:editing-duration>PT0.014S</meta:editing-duration>
  </office:meta>
</office:document-meta>
</file>